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a94fb"/>
    </style:style>
    <style:style style:name="P4" style:family="paragraph" style:parent-style-name="Text_20_body">
      <style:text-properties officeooo:rsid="0562c868" officeooo:paragraph-rsid="0562c868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cb8c6" officeooo:paragraph-rsid="05ccb8c6"/>
    </style:style>
    <style:style style:name="P12" style:family="paragraph" style:parent-style-name="Text_20_body">
      <style:text-properties officeooo:rsid="05d2a9e3" officeooo:paragraph-rsid="05dd60fa"/>
    </style:style>
    <style:style style:name="P13" style:family="paragraph" style:parent-style-name="Text_20_body">
      <style:text-properties officeooo:rsid="05d2a9e3" officeooo:paragraph-rsid="05dcabd6"/>
    </style:style>
    <style:style style:name="P14" style:family="paragraph" style:parent-style-name="Text_20_body">
      <style:text-properties officeooo:rsid="05f1b600" officeooo:paragraph-rsid="05f1b600"/>
    </style:style>
    <style:style style:name="P15" style:family="paragraph" style:parent-style-name="Text_20_body">
      <style:text-properties officeooo:rsid="058e149f" officeooo:paragraph-rsid="058e149f"/>
    </style:style>
    <style:style style:name="P16" style:family="paragraph" style:parent-style-name="Text_20_body">
      <style:text-properties officeooo:rsid="05fb93e7" officeooo:paragraph-rsid="05fc047d"/>
    </style:style>
    <style:style style:name="P17" style:family="paragraph" style:parent-style-name="Text_20_body">
      <style:text-properties officeooo:rsid="05fb93e7" officeooo:paragraph-rsid="05fc7681"/>
    </style:style>
    <style:style style:name="P18" style:family="paragraph" style:parent-style-name="Text_20_body">
      <style:text-properties officeooo:rsid="05c44172" officeooo:paragraph-rsid="05cf6a63"/>
    </style:style>
    <style:style style:name="P19" style:family="paragraph" style:parent-style-name="Heading_20_2">
      <style:text-properties officeooo:paragraph-rsid="052ed04f"/>
    </style:style>
    <style:style style:name="P20" style:family="paragraph" style:parent-style-name="Heading_20_2">
      <style:text-properties officeooo:rsid="05735d0c" officeooo:paragraph-rsid="058b9dbb"/>
    </style:style>
    <style:style style:name="P21" style:family="paragraph" style:parent-style-name="Heading_20_2">
      <style:text-properties officeooo:rsid="05735d0c" officeooo:paragraph-rsid="0596ca4a"/>
    </style:style>
    <style:style style:name="P22" style:family="paragraph" style:parent-style-name="Heading_20_2">
      <style:text-properties officeooo:rsid="05735d0c" officeooo:paragraph-rsid="05f1b600"/>
    </style:style>
    <style:style style:name="P23" style:family="paragraph" style:parent-style-name="Heading_20_2">
      <style:text-properties officeooo:paragraph-rsid="05648627"/>
    </style:style>
    <style:style style:name="P24" style:family="paragraph" style:parent-style-name="Heading_20_2">
      <style:paragraph-properties fo:line-height="100%"/>
      <style:text-properties officeooo:rsid="04af6545" officeooo:paragraph-rsid="05ccb8c6"/>
    </style:style>
    <style:style style:name="P25" style:family="paragraph" style:parent-style-name="Heading_20_2">
      <style:paragraph-properties fo:line-height="100%"/>
      <style:text-properties officeooo:rsid="04af6545" officeooo:paragraph-rsid="05cf6a63"/>
    </style:style>
    <style:style style:name="P26" style:family="paragraph" style:parent-style-name="Heading_20_2">
      <style:paragraph-properties fo:line-height="100%"/>
      <style:text-properties officeooo:rsid="04af6545" officeooo:paragraph-rsid="05dcabd6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8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596ca4a" officeooo:paragraph-rsid="0596ca4a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96ca4a" officeooo:paragraph-rsid="05f1b600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5f39194" officeooo:paragraph-rsid="05f39194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f1b600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1b600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3347b" style:font-size-asian="10pt" style:font-size-complex="10pt"/>
    </style:style>
    <style:style style:name="P39" style:family="paragraph" style:parent-style-name="Text_20_body">
      <style:text-properties officeooo:rsid="06161ab7" officeooo:paragraph-rsid="0604d6da"/>
    </style:style>
    <style:style style:name="P40" style:family="paragraph" style:parent-style-name="Text_20_body">
      <style:text-properties officeooo:rsid="06005e71" officeooo:paragraph-rsid="0604d6da"/>
    </style:style>
    <style:style style:name="P41" style:family="paragraph" style:parent-style-name="Text_20_body">
      <style:text-properties officeooo:rsid="06139e86" officeooo:paragraph-rsid="0604d6da"/>
    </style:style>
    <style:style style:name="P42" style:family="paragraph" style:parent-style-name="Text_20_body">
      <style:text-properties officeooo:rsid="05fb93e7" officeooo:paragraph-rsid="0604d6da"/>
    </style:style>
    <style:style style:name="P43" style:family="paragraph" style:parent-style-name="Text_20_body">
      <style:text-properties officeooo:rsid="05f8c8a4" officeooo:paragraph-rsid="060665f4"/>
    </style:style>
    <style:style style:name="P44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45" style:family="paragraph" style:parent-style-name="Text_20_body" style:list-style-name="L2">
      <style:paragraph-properties fo:text-align="end" style:justify-single-word="false" style:writing-mode="rl-tb"/>
      <style:text-properties officeooo:rsid="05f64849" officeooo:paragraph-rsid="05f7f95b"/>
    </style:style>
    <style:style style:name="P46" style:family="paragraph" style:parent-style-name="Text_20_body">
      <style:paragraph-properties fo:text-align="end" style:justify-single-word="false" style:writing-mode="rl-tb"/>
      <style:text-properties fo:font-style="italic" officeooo:rsid="05f64849" officeooo:paragraph-rsid="05f7f95b" style:font-style-asian="italic" style:font-style-complex="italic"/>
    </style:style>
    <style:style style:name="P47" style:family="paragraph" style:parent-style-name="Text_20_body" style:list-style-name="L3">
      <style:paragraph-properties fo:text-align="end" style:justify-single-word="false" style:writing-mode="rl-tb"/>
      <style:text-properties officeooo:rsid="05f39194" officeooo:paragraph-rsid="05f39194"/>
    </style:style>
    <style:style style:name="P48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49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style:font-name="Times New Roman" fo:font-style="italic" officeooo:rsid="05e3dd26" style:font-style-asian="italic" style:font-style-complex="italic"/>
    </style:style>
    <style:style style:name="T8" style:family="text">
      <style:text-properties officeooo:rsid="059160cd"/>
    </style:style>
    <style:style style:name="T9" style:family="text">
      <style:text-properties officeooo:rsid="05b131eb"/>
    </style:style>
    <style:style style:name="T10" style:family="text">
      <style:text-properties officeooo:rsid="05b52448"/>
    </style:style>
    <style:style style:name="T11" style:family="text">
      <style:text-properties officeooo:rsid="05b6bed9"/>
    </style:style>
    <style:style style:name="T12" style:family="text">
      <style:text-properties officeooo:rsid="05b888e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5c5adee" style:font-weight-asian="bold" style:font-weight-complex="bold"/>
    </style:style>
    <style:style style:name="T15" style:family="text">
      <style:text-properties fo:font-weight="bold" officeooo:rsid="05fa51d2" style:font-weight-asian="bold" style:font-weight-complex="bold"/>
    </style:style>
    <style:style style:name="T16" style:family="text">
      <style:text-properties officeooo:rsid="05bc1362"/>
    </style:style>
    <style:style style:name="T17" style:family="text">
      <style:text-properties officeooo:rsid="05c02c24"/>
    </style:style>
    <style:style style:name="T18" style:family="text">
      <style:text-properties officeooo:rsid="05c2aca5"/>
    </style:style>
    <style:style style:name="T19" style:family="text">
      <style:text-properties officeooo:rsid="05c44172"/>
    </style:style>
    <style:style style:name="T20" style:family="text">
      <style:text-properties officeooo:rsid="05c5adee"/>
    </style:style>
    <style:style style:name="T21" style:family="text">
      <style:text-properties officeooo:rsid="05c74c0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5984f9a" style:font-style-asian="italic" style:font-style-complex="italic"/>
    </style:style>
    <style:style style:name="T24" style:family="text">
      <style:text-properties fo:font-style="italic" officeooo:rsid="05e3dd26" style:font-style-asian="italic" style:font-style-complex="italic"/>
    </style:style>
    <style:style style:name="T25" style:family="text">
      <style:text-properties officeooo:rsid="05cf6a63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33" style:family="text">
      <style:text-properties fo:color="#000080" style:font-name="DejaVu Sans Mono" fo:font-size="11.5pt" fo:font-style="normal" fo:font-weight="bold" style:font-size-asian="11.5pt" style:font-style-asian="normal" style:font-weight-asian="bold"/>
    </style:style>
    <style:style style:name="T34" style:family="text">
      <style:text-properties fo:color="#000080" style:font-name="DejaVu Sans Mono" fo:font-size="10pt" fo:font-style="normal" fo:font-weight="bold" style:font-size-asian="10pt" style:font-style-asian="normal" style:font-weight-asian="bold" style:font-size-complex="10pt"/>
    </style:style>
    <style:style style:name="T35" style:family="text">
      <style:text-properties fo:color="#00008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36" style:family="text">
      <style:text-properties fo:color="#000080" style:font-name="DejaVu Sans Mono" fo:font-style="normal" fo:font-weight="bold" style:font-style-asian="normal" style:font-weight-asian="bold"/>
    </style:style>
    <style:style style:name="T37" style:family="text">
      <style:text-properties fo:color="#000080" style:font-name="DejaVu Sans Mono" fo:font-style="normal" fo:font-weight="normal" style:font-style-asian="normal" style:font-weight-asian="normal"/>
    </style:style>
    <style:style style:name="T38" style:family="text">
      <style:text-properties fo:color="#000000" style:font-name="DejaVu Sans Mono" fo:font-size="11.5pt" fo:font-style="normal" fo:font-weight="normal" style:font-size-asian="11.5pt" style:font-style-asian="normal" style:font-weight-asian="normal"/>
    </style:style>
    <style:style style:name="T39" style:family="text">
      <style:text-properties fo:color="#000000" style:font-name="DejaVu Sans Mono" fo:font-size="11.5pt" fo:font-style="normal" fo:font-weight="normal" officeooo:rsid="05ee514d" style:font-size-asian="11.5pt" style:font-style-asian="normal" style:font-weight-asian="normal"/>
    </style:style>
    <style:style style:name="T40" style:family="text">
      <style:text-properties fo:color="#00000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1" style:family="text">
      <style:text-properties fo:color="#000000" style:font-name="DejaVu Sans Mono" fo:font-size="10pt" fo:font-style="normal" fo:font-weight="normal" officeooo:rsid="05f2b71c" style:font-size-asian="10pt" style:font-style-asian="normal" style:font-weight-asian="normal" style:font-size-complex="10pt"/>
    </style:style>
    <style:style style:name="T42" style:family="text">
      <style:text-properties fo:color="#000000" style:font-name="DejaVu Sans Mono" fo:font-style="normal" fo:font-weight="normal" style:font-style-asian="normal" style:font-weight-asian="normal"/>
    </style:style>
    <style:style style:name="T43" style:family="text">
      <style:text-properties fo:color="#94558d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4" style:family="text">
      <style:text-properties fo:color="#94558d" style:font-name="DejaVu Sans Mono" fo:font-style="normal" fo:font-weight="normal" style:font-style-asian="normal" style:font-weight-asian="normal"/>
    </style:style>
    <style:style style:name="T45" style:family="text">
      <style:text-properties fo:color="#808080" style:font-name="DejaVu Sans Mono" fo:font-size="11.5pt" fo:font-style="normal" fo:font-weight="normal" style:font-size-asian="11.5pt" style:font-style-asian="normal" style:font-weight-asian="normal"/>
    </style:style>
    <style:style style:name="T46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808080" style:font-name="DejaVu Sans Mono" fo:font-size="10pt" fo:font-style="normal" fo:font-weight="bold" style:font-size-asian="10pt" style:font-style-asian="normal" style:font-weight-asian="bold" style:font-size-complex="10pt"/>
    </style:style>
    <style:style style:name="T48" style:family="text">
      <style:text-properties fo:color="#808080" style:font-name="DejaVu Sans Mono" fo:font-style="italic" fo:font-weight="normal" style:font-style-asian="italic" style:font-weight-asian="normal"/>
    </style:style>
    <style:style style:name="T49" style:family="text">
      <style:text-properties fo:color="#808080" style:font-name="DejaVu Sans Mono" fo:font-style="normal" fo:font-weight="bold" style:font-style-asian="normal" style:font-weight-asian="bol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officeooo:rsid="05ee514d"/>
    </style:style>
    <style:style style:name="T52" style:family="text">
      <style:text-properties officeooo:rsid="05f1b600"/>
    </style:style>
    <style:style style:name="T53" style:family="text">
      <style:text-properties officeooo:rsid="05f3347b"/>
    </style:style>
    <style:style style:name="T54" style:family="text">
      <style:text-properties fo:color="#b200b2" style:font-name="DejaVu Sans Mono" fo:font-style="normal" fo:font-weight="normal" style:font-style-asian="normal" style:font-weight-asian="normal"/>
    </style:style>
    <style:style style:name="T55" style:family="text">
      <style:text-properties officeooo:rsid="05f39194"/>
    </style:style>
    <style:style style:name="T56" style:family="text">
      <style:text-properties officeooo:rsid="05f3980c"/>
    </style:style>
    <style:style style:name="T57" style:family="text">
      <style:text-properties officeooo:rsid="05f5ca5d"/>
    </style:style>
    <style:style style:name="T58" style:family="text">
      <style:text-properties officeooo:rsid="05fa51d2"/>
    </style:style>
    <style:style style:name="T59" style:family="text">
      <style:text-properties fo:language="en" fo:country="US" officeooo:rsid="05fb93e7"/>
    </style:style>
    <style:style style:name="T60" style:family="text">
      <style:text-properties fo:language="en" fo:country="US" officeooo:rsid="05fdefb2"/>
    </style:style>
    <style:style style:name="T61" style:family="text">
      <style:text-properties fo:language="en" fo:country="US" officeooo:rsid="060408b2"/>
    </style:style>
    <style:style style:name="T62" style:family="text">
      <style:text-properties fo:language="en" fo:country="US" officeooo:rsid="06005e71"/>
    </style:style>
    <style:style style:name="T63" style:family="text">
      <style:text-properties fo:language="en" fo:country="US" officeooo:rsid="060de9b5"/>
    </style:style>
    <style:style style:name="T64" style:family="text">
      <style:text-properties fo:language="en" fo:country="US" officeooo:rsid="060665f4"/>
    </style:style>
    <style:style style:name="T65" style:family="text">
      <style:text-properties fo:language="en" fo:country="US" fo:font-weight="bold" officeooo:rsid="060665f4" style:font-weight-asian="bold" style:font-weight-complex="bold"/>
    </style:style>
    <style:style style:name="T66" style:family="text">
      <style:text-properties officeooo:rsid="05fc047d"/>
    </style:style>
    <style:style style:name="T67" style:family="text">
      <style:text-properties officeooo:rsid="05fc7681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5984f9a" style:font-style-asian="normal" style:font-weight-asian="bold" style:font-style-complex="normal" style:font-weight-complex="bold"/>
    </style:style>
    <style:style style:name="T71" style:family="text">
      <style:text-properties officeooo:rsid="06139e86"/>
    </style:style>
    <style:style style:name="T72" style:family="text">
      <style:text-properties officeooo:rsid="06153c88"/>
    </style:style>
    <style:style style:name="T73" style:family="text">
      <style:text-properties officeooo:rsid="0604ce3c"/>
    </style:style>
    <style:style style:name="T74" style:family="text">
      <style:text-properties officeooo:rsid="0606c81e"/>
    </style:style>
    <style:style style:name="T75" style:family="text">
      <style:text-properties officeooo:rsid="060de9b5"/>
    </style:style>
    <style:style style:name="T76" style:family="text">
      <style:text-properties officeooo:rsid="060665f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text:span text:style-name="T57">פתרון </text:span>- חלוקה הוגנת של קרקעות ועוגות</text:h>
      <text:p text:style-name="P24">שאלה <text:span text:style-name="T12">1</text:span>: <text:span text:style-name="T12">חלוקה פרופורציונלית בשני מימדים</text:span></text:p>
      <text:p text:style-name="P11">א. נתונה חלקת-אדמה בצורת מלבן. תארו אלגוריתם הנותן חלוקה פרופורציונלית של העוגה בין n אנשים, כך שכל אחד מקבל מלבן.</text:p>
      <text:p text:style-name="P11">ב. <text:span text:style-name="T56">נתונה חלקת-אדמה בצורת ריבוע. הוכיחו שלא קיים אלגוריתם הנותן חלוקה פרופורציונלית של העוגה בין n אנשים כך שכל אחד מקבל ריבוע.</text:span></text:p>
      <text:p text:style-name="P40"><text:span text:style-name="T13">פתרון</text:span>: <text:span text:style-name="T71">סעיף א למעשה ראינו בשיעור – אלגוריתם אבן-פז מחזיר פרוסות מלבניות אם כל החתכים הם אופקיים או אנכיים.</text:span></text:p>
      <text:p text:style-name="P41">סעיף ב – צריך לתת דוגמה נגדית. אם n לא ריבועי זה קל – פשוט מניחים <text:span text:style-name="T72">שפונקציית הערך של כולם היא אחידה (ערך = שטח), ולכן כל אחד צריך לקבל ריבוע ששטחו 1/n מהעוגה, כלומר אורך הצלע שלו 1/sqrt(n). אבל כש-n הוא לא מספר ריבועי, אורך הצלע לא רציונלי, ולכן לא נוכל לכסות את כל העוגה המקורית. </text:span></text:p>
      <text:p text:style-name="P39"><text:span text:style-name="T61">המקרה ש-n ריבועי דורש דוגמה מורכבת יותר. ראו כאן: </text:span><text:a xlink:type="simple" xlink:href="http://www.eurocg2016.usi.ch/sites/default/files/paper_10.pdf" text:style-name="Internet_20_link" text:visited-style-name="Visited_20_Internet_20_Link"><text:span text:style-name="T62">http://www.eurocg2016.usi.ch/sites/default/files/paper_10.pdf</text:span></text:a><text:span text:style-name="T61"> <text:s text:c="2"/>.</text:span></text:p>
      <text:p text:style-name="P19">שאלה <text:span text:style-name="T25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4">כיתבו אלגוריתם המוצא חלוקה פרופורציונלית <text:span text:style-name="T10">של זמן השמירה, כך שכל ילד מקבל תורנות רצופה</text:span>.</text:p>
      <text:p text:style-name="P42"><text:span text:style-name="T13">פתרון</text:span>: <text:span text:style-name="T74">אליהו סתת.</text:span></text:p>
      <text:p text:style-name="P42"><text:span text:style-name="T73">להרחבה ראו:</text:span> <text:a xlink:type="simple" xlink:href="https://en.wikipedia.org/wiki/Chore_division" text:style-name="Internet_20_link" text:visited-style-name="Visited_20_Internet_20_Link">https://en.wikipedia.org/wiki/Chore_division</text:a> </text:p>
      <text:p text:style-name="P26">שאלה<text:span text:style-name="T27"> 3</text:span>: <text:span text:style-name="T12">חלוקת תורנויות ללא קנאה</text:span></text:p>
      <text:p text:style-name="P7">אמא ואבא נסעו לנופש<text:span text:style-name="T29"> וכו', כמו בשאלה 2. </text:span></text:p>
      <text:p text:style-name="P12">א. תארו אלגוריתם שבו כל אחד <text:span text:style-name="T28">מהילדים </text:span>מקבל <text:span text:style-name="T28">תורנות רצופה, והחלוקה היא </text:span>ללא-קנאה-בקירוב (עד כדי <text:span text:style-name="T28">שניה אחת</text:span>).</text:p>
      <text:p text:style-name="P13">ב. תנו דוגמה הממחישה את פעולת האלגוריתם<text:span text:style-name="T29"> של סעיף א</text:span>.</text:p>
      <text:p text:style-name="P16"><text:span text:style-name="T13">פתרון</text:span>: <text:span text:style-name="T66">בשיעור.</text:span></text:p>
      <text:p text:style-name="P23">שאלה <text:span text:style-name="T30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3"><text:span text:style-name="T4">א</text:span>. <text:span text:style-name="T31">תנו הגדרה הגיונית למושג "</text:span>חלוקה פרופורציונלית" <text:span text:style-name="T31">במצב זה, בעזרת הפונקציה </text:span><text:span text:style-name="T7">V</text:span><text:span text:style-name="T32">i</text:span><text:span text:style-name="T24"> </text:span><text:span text:style-name="T31">(פונקציית הערך של שחקן </text:span><text:span text:style-name="T7">i</text:span><text:span text:style-name="T31">).</text:span></text:p>
      <text:p text:style-name="P3"><text:span text:style-name="T11">ב</text:span>. כיתבו אלגוריתם המוצא חלוקה פרופורציונלית<text:span text:style-name="T17">.</text:span></text:p>
      <text:p text:style-name="P3"><text:span text:style-name="T15">פתרון</text:span><text:span text:style-name="T58">: דביר ונועם. </text:span><text:span text:style-name="T59">להרחבה ראו: </text:span><text:a xlink:type="simple" xlink:href="https://en.wikipedia.org/wiki/Proportional_cake-cutting_with_different_entitlements" text:style-name="Internet_20_link" text:visited-style-name="Visited_20_Internet_20_Link">https://en.wikipedia.org/wiki/Proportional_cake-cutting_with_different_entitlements</text:a><text:span text:style-name="T59"> <text:s text:c="2"/></text:span><text:span text:style-name="T60">וגם </text:span><text:a xlink:type="simple" xlink:href="https://arxiv.org/pdf/1709.03152.pdf" text:style-name="Internet_20_link" text:visited-style-name="Visited_20_Internet_20_Link">https://arxiv.org/pdf/1709.03152.pdf</text:a><text:span text:style-name="T60"> </text:span></text:p>
      <text:p text:style-name="P20">שאלה <text:span text:style-name="T30">5</text:span>: <text:span text:style-name="T8">שינוי חלוקה קיימת</text:span></text:p>
      <text:p text:style-name="P15"><text:span text:style-name="T8">עמי רמי ו</text:span>תמי <text:span text:style-name="T8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43"><text:span text:style-name="T13">פתרון</text:span>: <text:span text:style-name="T75">אנה א</text:span>הר<text:span text:style-name="T59">ו</text:span><text:span text:style-name="T63">נוב.</text:span></text:p>
      <text:p text:style-name="P43"><text:span text:style-name="T65">פתרון כללי</text:span><text:span text:style-name="T64">: </text:span>גל <text:span text:style-name="T76">פוליצר וטל נקר.</text:span></text:p>
      <text:p text:style-name="P43"><text:span text:style-name="T59">להרחבה ראו: </text:span><text:a xlink:type="simple" xlink:href="https://en.wikipedia.org/wiki/Fink_protocol" text:style-name="Internet_20_link" text:visited-style-name="Visited_20_Internet_20_Link">https://en.wikipedia.org/wiki/Fink_protocol</text:a><text:span text:style-name="T59"> </text:span></text:p>
      <text:p text:style-name="P25">שאלה <text:span text:style-name="T30">6</text:span>: <text:span text:style-name="T12">חלוקה ללא קנאה עם שארית</text:span></text:p>
      <text:p text:style-name="P33"><text:span text:style-name="T16">נתון</text:span> <text:span text:style-name="T16">ה</text:span>אלגוריתם <text:span text:style-name="T18">הבא לחלוקה בין 3 אנשים </text:span>(דומה לצעד הראשון של אלגוריתם סלפרידג'-קונוויי):</text:p>
      <text:list xml:id="list3884679849" text:style-name="L1">
        <text:list-item>
          <text:p text:style-name="P44"><text:span text:style-name="T21">1. </text:span>עמי חותך את העוגה לשלושה חלקים שווים בעיניו.</text:p>
        </text:list-item>
        <text:list-item>
          <text:p text:style-name="P44"><text:span text:style-name="T21">2. </text:span>תמי <text:span text:style-name="T21">מקצצת את הפרוסה הטובה ביותר בעיניה, כך שיהיו לה שתי פרוסות טובות ביותר.</text:span></text:p>
        </text:list-item>
        <text:list-item>
          <text:p text:style-name="P44"><text:span text:style-name="T21">3. מוצאים שידוך מקסימום בין 3 השחקנים לבין 3 מתוך 4 הפרוסות</text:span>.</text:p>
        </text:list-item>
      </text:list>
      <text:p text:style-name="P10">שימו לב - באלגוריתם זה לא כל העוגה מחולקת - יש שארית הנשארת על השולחן.</text:p>
      <text:p text:style-name="P9"><text:span text:style-name="T19">א. </text:span>הוכיחו <text:span text:style-name="T20">שהחלוקה המתקבלת היא ללא קנאה, וכל שחקן מקבל </text:span>פרוסה השווה בעיניו לפחות <text:span text:style-name="T13">1/4</text:span> מהשווי הכללי של העוגה<text:span text:style-name="T20">.</text:span></text:p>
      <text:p text:style-name="P18">ב. <text:span text:style-name="T20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4">1/8 </text:span><text:span text:style-name="T20">מהשווי הכללי של העוגה.</text:span></text:p>
      <text:p text:style-name="P17"><text:span text:style-name="T13">פתרון</text:span>: <text:span text:style-name="T67">ראו <text:s/></text:span><text:a xlink:type="simple" xlink:href="https://arxiv.org/abs/1511.02599" text:style-name="Internet_20_link" text:visited-style-name="Visited_20_Internet_20_Link"><text:span text:style-name="T67">https://arxiv.org/abs/1511.02599</text:span></text:a><text:span text:style-name="T67"> </text:span></text:p>
      <text:p text:style-name="P21">שאלה <text:span text:style-name="T9">7: תיכנות - חלוקת-עוגה פרופורציונלית</text:span></text:p>
      <text:p text:style-name="P8">נניח שרוצים לחלק <text:span text:style-name="T26">נהר חד-ממדי, המיוצג </text:span>ע"י הקטע [0,1]. כל משתתף מיוצג ע"י המחלקה הבאה:</text:p>
      <text:p text:style-name="P36"><text:span text:style-name="T34">class </text:span><text:span text:style-name="T40">Agent:</text:span><text:span text:style-name="T50"><text:line-break/></text:span><text:span text:style-name="T40"> <text:s text:c="3"/></text:span><text:span text:style-name="T34">def </text:span><text:span text:style-name="T41">eval</text:span><text:span text:style-name="T40">(</text:span><text:span text:style-name="T43">self</text:span><text:span text:style-name="T40">, x:</text:span><text:span text:style-name="T35">float</text:span><text:span text:style-name="T40">)-&gt;</text:span><text:span text:style-name="T35">float</text:span><text:span text:style-name="T40">:</text:span><text:span text:style-name="T50"><text:line-break/></text:span><text:span text:style-name="T40"> <text:s text:c="7"/></text:span><text:span text:style-name="T46">"""</text:span><text:span text:style-name="T50"><text:line-break/></text:span><text:span text:style-name="T46"> <text:s text:c="7"/></text:span><text:span text:style-name="T47">:param <text:s text:c="3"/></text:span><text:span text:style-name="T46">x: a positive number representing a location on the cake.</text:span><text:span text:style-name="T50"><text:line-break/></text:span><text:span text:style-name="T46"> <text:s text:c="7"/></text:span><text:span text:style-name="T47">:return</text:span><text:span text:style-name="T46">: <text:s/>v: the value of the piece [0,x] for the agent.</text:span><text:span text:style-name="T50"><text:line-break/></text:span><text:span text:style-name="T46"> <text:s text:c="7"/>"""</text:span><text:span text:style-name="T50"><text:line-break/></text:span><text:span text:style-name="T46"> <text:s text:c="7"/></text:span><text:span text:style-name="T50"><text:line-break/><text:line-break/></text:span><text:span text:style-name="T34"> <text:s text:c="3"/>def </text:span><text:span text:style-name="T41">mark</text:span><text:span text:style-name="T40">(</text:span><text:span text:style-name="T43">self</text:span><text:span text:style-name="T40">, v:</text:span><text:span text:style-name="T35">float</text:span><text:span text:style-name="T40">)-&gt;</text:span><text:span text:style-name="T35">float</text:span><text:span text:style-name="T40">:</text:span><text:span text:style-name="T50"><text:line-break/></text:span><text:span text:style-name="T40"> <text:s text:c="7"/></text:span><text:span text:style-name="T46">"""</text:span><text:span text:style-name="T50"><text:line-break/></text:span><text:span text:style-name="T46"> <text:s text:c="7"/></text:span><text:span text:style-name="T47">:param</text:span><text:span text:style-name="T46"> <text:s text:c="3"/>v: a positive number representing a value of a piece.</text:span><text:span text:style-name="T50"><text:line-break/></text:span><text:span text:style-name="T46"> <text:s text:c="7"/></text:span><text:span text:style-name="T47">:return</text:span><text:span text:style-name="T46">: <text:s/>x: a number such that the value of [0,x] equals v.</text:span><text:span text:style-name="T50"><text:line-break/></text:span><text:span text:style-name="T46"> <text:s text:c="7"/>"""</text:span><text:span text:style-name="T50"><text:line-break/></text:span></text:p>
      <text:p text:style-name="P34"/>
      <text:p text:style-name="P30">א. כיתבו בשפה לבחירתכם (אפשר גם פסאודו-קוד) את אלגוריתם "חתוך ובחר":</text:p>
      <text:p text:style-name="P29"><text:span text:style-name="T33">def </text:span><text:span text:style-name="T38">cutAndChoose(</text:span><text:span text:style-name="T45">a:Agent</text:span><text:span text:style-name="T38">, </text:span><text:span text:style-name="T45">b:Agent</text:span><text:span text:style-name="T38">):</text:span><text:line-break/></text:p>
      <text:p text:style-name="P30">הפונקציה מקבלת שני שחקנים וכותבת את החלוקה בפורמט הבא (לדוגמה):</text:p>
      <text:p text:style-name="P28">Agent a receives [0,0.3]. <text:s/>Agent b receives [0.3,1].</text:p>
      <text:p text:style-name="P30"/>
      <text:p text:style-name="P30">ב. כיתבו בשפה לבחירתכם את אלגוריתם <text:span text:style-name="T51">אבן-פז</text:span>:</text:p>
      <text:p text:style-name="P29"><text:span text:style-name="T33">def </text:span><text:span text:style-name="T39">algEvenPaz</text:span><text:span text:style-name="T38">(</text:span><text:span text:style-name="T45">agents:List[Agent]</text:span><text:span text:style-name="T38">):</text:span><text:line-break/></text:p>
      <text:p text:style-name="P30">הפונקציה מקבלת מערך של שחקנים וכותבת את החלוקה בפורמט הבא (לדוגמה):</text:p>
      <text:p text:style-name="P27"><text:span text:style-name="T22">Agent 0 receives [0,0.3]. </text:span><text:span text:style-name="T23"><text:s/></text:span><text:span text:style-name="T22">Agent 1 receives [0.3,0.6]</text:span><text:span text:style-name="T23">.</text:span><text:span text:style-name="T22"> </text:span><text:span text:style-name="T23"><text:s/>Agent 2..</text:span></text:p>
      <text:list xml:id="list1284463349" text:style-name="L2">
        <text:list-item>
          <text:p text:style-name="P45"><text:span text:style-name="T70">פ</text:span><text:span text:style-name="T69">תרון</text:span><text:span text:style-name="T68">: גיא וולף</text:span><text:span text:style-name="T22">, </text:span><text:a xlink:type="simple" xlink:href="https://github.com/guyguy40/EconalgsEx1/blob/master/econAlgs1.py" text:style-name="Internet_20_link" text:visited-style-name="Visited_20_Internet_20_Link"><text:span text:style-name="T22">https://github.com/guyguy40/EconalgsEx1/blob/master/econAlgs1.py</text:span></text:a><text:span text:style-name="T22"> </text:span></text:p>
        </text:list-item>
      </text:list>
      <text:p text:style-name="P46"/>
      <text:p text:style-name="P48"/>
      <text:p text:style-name="P22">שאלה <text:span text:style-name="T52">8: תיכנות – סימפלקס החלוקות</text:span></text:p>
      <text:p text:style-name="P14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14">א. <text:span text:style-name="T53">נתונה המחלקה הבאה, המאותחלת ע"י רשימה של מספרים כנ"ל. השלימו את הפונקציה eval.</text:span></text:p>
      <text:p text:style-name="P38"><text:span text:style-name="T36">class </text:span><text:span text:style-name="T42">Agent:</text:span><text:line-break/><text:line-break/><text:span text:style-name="T42"> <text:s text:c="3"/></text:span><text:span text:style-name="T36">def </text:span><text:span text:style-name="T54">__init__</text:span><text:span text:style-name="T42">(</text:span><text:span text:style-name="T44">self</text:span><text:span text:style-name="T42">, values:</text:span><text:span text:style-name="T37">list</text:span><text:span text:style-name="T42">):</text:span><text:line-break/><text:span text:style-name="T42"> <text:s text:c="7"/></text:span><text:span text:style-name="T48">"""</text:span><text:line-break/><text:span text:style-name="T48"> <text:s text:c="7"/>Initialize an agent with piecewise-constant valuations </text:span></text:p>
      <text:p text:style-name="P38"><text:span text:style-name="T48"><text:s text:c="19"/>over a 1-dimensional cake.</text:span><text:line-break/><text:span text:style-name="T48"> <text:s text:c="7"/></text:span><text:span text:style-name="T49">:param</text:span><text:span text:style-name="T48"> values: <text:s/>The values of the agent to the regions of the cake.</text:span><text:line-break/><text:span text:style-name="T48"> <text:s text:c="7"/>"""</text:span><text:line-break/><text:span text:style-name="T48"> <text:s text:c="7"/></text:span><text:span text:style-name="T44">self</text:span><text:span text:style-name="T42">.values = values</text:span><text:line-break/><text:line-break/><text:line-break/><text:span text:style-name="T42"> <text:s text:c="3"/></text:span><text:span text:style-name="T36">def </text:span><text:span text:style-name="T42">eval(</text:span><text:span text:style-name="T44">self</text:span><text:span text:style-name="T42">, x:</text:span><text:span text:style-name="T37">float</text:span><text:span text:style-name="T42">, y:</text:span><text:span text:style-name="T37">float</text:span><text:span text:style-name="T42">)-&gt;</text:span><text:span text:style-name="T37">float</text:span><text:span text:style-name="T42">:</text:span><text:line-break/><text:span text:style-name="T42"> <text:s text:c="7"/></text:span><text:span text:style-name="T48">"""</text:span><text:line-break/><text:span text:style-name="T48"> <text:s text:c="7"/></text:span><text:span text:style-name="T49">:param</text:span><text:span text:style-name="T48"> <text:s text:c="3"/>x,y: positive numbers representing locations on the cake.</text:span><text:line-break/><text:span text:style-name="T48"> <text:s text:c="7"/></text:span><text:span text:style-name="T49">:return</text:span><text:span text:style-name="T48">: <text:s/>v: the value of the piece [x,y] for the agent.</text:span><text:line-break/><text:span text:style-name="T48"> <text:s text:c="7"/>"""</text:span><text:line-break/></text:p>
      <text:p text:style-name="P37"/>
      <text:p text:style-name="P35"/>
      <text:p text:style-name="P31">ב. <text:span text:style-name="T55">כיתבו פונקציה המקבלת כקלט משתנה מסוג Agent כנ"ל, ומציירת את סימפלקס החלוקות הדו-ממדי בצבעים, כאשר:</text:span></text:p>
      <text:list xml:id="list1435064435" text:style-name="L3">
        <text:list-item>
          <text:p text:style-name="P47">כל נקודה שבה השחקן רוצה את פרוסה מס' 1 מסומנת באדום;</text:p>
        </text:list-item>
        <text:list-item>
          <text:p text:style-name="P47">כל נקודה שבה השחקן רוצה את פרוסה מס' 2 מסומנת בירוק;</text:p>
        </text:list-item>
        <text:list-item>
          <text:p text:style-name="P47">כל נקודה שבה השחקן רוצה את פרוסה מס' 3 מסומנת בכחול.</text:p>
        </text:list-item>
      </text:list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07T09:54:00.722290828</dc:date>
    <meta:editing-duration>P10DT23H1M42S</meta:editing-duration>
    <meta:editing-cycles>1374</meta:editing-cycles>
    <dc:creator>Erel Segal-Halevi</dc:creator>
    <meta:document-statistic meta:table-count="0" meta:image-count="0" meta:object-count="0" meta:page-count="1" meta:paragraph-count="59" meta:word-count="859" meta:character-count="5388" meta:non-whitespace-character-count="4367"/>
  </office:meta>
</office:document-meta>
</file>